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Tahoma, Meiryo, sans-serif"/>
    <style:font-face style:name="Roboto" svg:font-family="Roboto, Arial, sans-serif"/>
    <style:font-face style:name="bariol regularregular" svg:font-family="'bariol regularregular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c20" officeooo:paragraph-rsid="001acc20"/>
    </style:style>
    <style:style style:name="P2" style:family="paragraph" style:parent-style-name="Standard">
      <style:text-properties officeooo:rsid="001bbc1e" officeooo:paragraph-rsid="001bbc1e"/>
    </style:style>
    <style:style style:name="P3" style:family="paragraph" style:parent-style-name="Standard">
      <style:text-properties officeooo:rsid="001db6c5" officeooo:paragraph-rsid="001db6c5"/>
    </style:style>
    <style:style style:name="P4" style:family="paragraph" style:parent-style-name="Standard">
      <style:text-properties officeooo:rsid="0020f311" officeooo:paragraph-rsid="0020f311"/>
    </style:style>
    <style:style style:name="P5" style:family="paragraph" style:parent-style-name="Standard">
      <style:text-properties officeooo:rsid="00258de3" officeooo:paragraph-rsid="00258de3"/>
    </style:style>
    <style:style style:name="P6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acc20" officeooo:paragraph-rsid="001acc20"/>
    </style:style>
    <style:style style:name="P7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bbc1e" officeooo:paragraph-rsid="001bbc1e"/>
    </style:style>
    <style:style style:name="P8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bbc1e" officeooo:paragraph-rsid="001bbc1e" fo:background-color="#ffff00"/>
    </style:style>
    <style:style style:name="P9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acc20" officeooo:paragraph-rsid="001acc20" fo:background-color="#ffff00"/>
    </style:style>
    <style:style style:name="P10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0f311" officeooo:paragraph-rsid="0020f311"/>
    </style:style>
    <style:style style:name="P11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58de3" officeooo:paragraph-rsid="00258de3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83f14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8777d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a0090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acc20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83f14" officeooo:paragraph-rsid="00183f14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8777d" officeooo:paragraph-rsid="0018777d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acc20" officeooo:paragraph-rsid="001acc20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bbc1e" officeooo:paragraph-rsid="001bbc1e"/>
    </style:style>
    <style:style style:name="P2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c17ed" officeooo:paragraph-rsid="001c17ed"/>
    </style:style>
    <style:style style:name="P22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fo:background-color="#ffff00"/>
    </style:style>
    <style:style style:name="P23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bbc1e" fo:background-color="#ffff00"/>
    </style:style>
    <style:style style:name="P24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c17ed" fo:background-color="#ffff00"/>
    </style:style>
    <style:style style:name="P2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acc20" fo:background-color="#ffff00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83f14" fo:background-color="#ffff00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db6c5" officeooo:paragraph-rsid="001db6c5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acc20" officeooo:paragraph-rsid="001acc20" fo:background-color="transparent"/>
    </style:style>
    <style:style style:name="P29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183f14" officeooo:paragraph-rsid="00183f14" fo:background-color="transparent"/>
    </style:style>
    <style:style style:name="P3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31" style:family="paragraph" style:parent-style-name="Standard">
      <style:text-properties officeooo:rsid="00283ec5" officeooo:paragraph-rsid="00283ec5"/>
    </style:style>
    <style:style style:name="P32" style:family="paragraph" style:parent-style-name="Standard">
      <style:text-properties officeooo:rsid="002cd5ad" officeooo:paragraph-rsid="002cd5ad"/>
    </style:style>
    <style:style style:name="P33" style:family="paragraph" style:parent-style-name="Standard">
      <style:text-properties officeooo:rsid="002e744c" officeooo:paragraph-rsid="002e744c"/>
    </style:style>
    <style:style style:name="P3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6pt" fo:letter-spacing="normal" fo:font-style="normal" fo:font-weight="normal" style:font-name-asian="Roboto" style:font-size-asian="6pt" style:font-style-asian="normal" style:font-weight-asian="normal" style:font-name-complex="Roboto" style:font-size-complex="6pt" style:font-style-complex="normal" style:font-weight-complex="normal" loext:padding="0cm" loext:border="none"/>
    </style:style>
    <style:style style:name="P36" style:family="paragraph" style:parent-style-name="Standard">
      <style:paragraph-properties fo:margin-left="0cm" fo:margin-right="0.169cm" fo:margin-top="0cm" fo:margin-bottom="0cm" style:contextual-spacing="false" fo:orphans="2" fo:widows="2" fo:text-indent="0cm" style:auto-text-indent="false"/>
    </style:style>
    <style:style style:name="P37" style:family="paragraph" style:parent-style-name="Standard">
      <style:paragraph-properties fo:margin-left="0cm" fo:margin-right="0.169cm" fo:margin-top="0cm" fo:margin-bottom="0cm" style:contextual-spacing="false" fo:orphans="2" fo:widows="2" fo:text-indent="0cm" style:auto-text-indent="false"/>
    </style:style>
    <style:style style:name="P38" style:family="paragraph" style:parent-style-name="Standard">
      <style:paragraph-properties fo:margin-left="0.254cm" fo:margin-right="0.339cm" fo:margin-top="0cm" fo:margin-bottom="0cm" style:contextual-spacing="false" fo:line-height="180%" fo:orphans="2" fo:widows="2" fo:text-indent="0cm" style:auto-text-indent="false"/>
      <style:text-properties fo:font-weight="bold" fo:background-color="transparent" loext:padding="0cm" loext:border="none"/>
    </style:style>
    <style:style style:name="P39" style:family="paragraph" style:parent-style-name="Standard">
      <style:paragraph-properties fo:margin-left="0.254cm" fo:margin-right="0.339cm" fo:margin-top="0cm" fo:margin-bottom="0cm" style:contextual-spacing="false" fo:line-height="180%" fo:orphans="2" fo:widows="2" fo:text-indent="0cm" style:auto-text-indent="false"/>
      <style:text-properties fo:font-variant="normal" fo:text-transform="none" fo:color="#000000" loext:opacity="100%" style:font-name="Roboto" fo:font-size="6pt" fo:letter-spacing="normal" fo:font-style="normal" fo:font-weight="bold" fo:background-color="transparent" loext:padding="0cm" loext:border="none"/>
    </style:style>
    <style:style style:name="P40" style:family="paragraph" style:parent-style-name="Standard">
      <style:paragraph-properties fo:margin-left="0.254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6pt" fo:letter-spacing="normal" fo:font-style="normal" fo:font-weight="normal" fo:background-color="transparent" loext:padding="0cm" loext:border="none"/>
    </style:style>
    <style:style style:name="P4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fo:background-color="#ffff00"/>
    </style:style>
    <style:style style:name="P42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83ec5" officeooo:paragraph-rsid="00283ec5" fo:background-color="transparent"/>
    </style:style>
    <style:style style:name="P43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/>
    </style:style>
    <style:style style:name="P44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283ec5"/>
    </style:style>
    <style:style style:name="P4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2cd5ad"/>
    </style:style>
    <style:style style:name="P4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83ec5" officeooo:paragraph-rsid="00283ec5"/>
    </style:style>
    <style:style style:name="P47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b14fc" officeooo:paragraph-rsid="002b14fc"/>
    </style:style>
    <style:style style:name="P48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83ec5" officeooo:paragraph-rsid="00283ec5"/>
    </style:style>
    <style:style style:name="P49" style:family="paragraph" style:parent-style-name="Text_20_body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9dcf1" officeooo:paragraph-rsid="0029dcf1"/>
    </style:style>
    <style:style style:name="T1" style:family="text">
      <style:text-properties officeooo:rsid="001a0090"/>
    </style:style>
    <style:style style:name="T2" style:family="text">
      <style:text-properties officeooo:rsid="001acc20"/>
    </style:style>
    <style:style style:name="T3" style:family="text">
      <style:text-properties officeooo:rsid="001c17ed"/>
    </style:style>
    <style:style style:name="T4" style:family="text">
      <style:text-properties officeooo:rsid="001cc412"/>
    </style:style>
    <style:style style:name="T5" style:family="text">
      <style:text-properties officeooo:rsid="001e62e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0f311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f311"/>
    </style:style>
    <style:style style:name="T10" style:family="text">
      <style:text-properties officeooo:rsid="00217f4c"/>
    </style:style>
    <style:style style:name="T11" style:family="text">
      <style:text-properties officeooo:rsid="0021de33"/>
    </style:style>
    <style:style style:name="T12" style:family="text">
      <style:text-properties officeooo:rsid="0022df0c"/>
    </style:style>
    <style:style style:name="T13" style:family="text">
      <style:text-properties officeooo:rsid="00258de3"/>
    </style:style>
    <style:style style:name="T14" style:family="text">
      <style:text-properties fo:font-variant="normal" fo:text-transform="none" fo:color="#000000" loext:opacity="100%" style:font-name="Montserrat" fo:font-size="10.8000001907349pt" fo:letter-spacing="normal" fo:font-style="normal" fo:font-weight="normal"/>
    </style:style>
    <style:style style:name="T15" style:family="text">
      <style:text-properties fo:font-variant="normal" fo:text-transform="none" fo:color="#4c4c4c" loext:opacity="100%" style:font-name="bariol regularregular" fo:font-size="9.60000038146973pt" fo:letter-spacing="normal" fo:font-style="normal" fo:font-weight="normal"/>
    </style:style>
    <style:style style:name="T16" style:family="text">
      <style:text-properties fo:font-variant="normal" fo:text-transform="none" fo:color="#4c4c4c" loext:opacity="100%" style:font-name="bariol regularregular" fo:font-size="9.60000038146973pt" fo:letter-spacing="normal" fo:font-style="normal" fo:font-weight="normal" officeooo:rsid="00258de3"/>
    </style:style>
    <style:style style:name="T17" style:family="text">
      <style:text-properties fo:font-variant="normal" fo:text-transform="none" fo:color="#4c4c4c" loext:opacity="100%" style:font-name="bariol regularregular" fo:font-size="9.60000038146973pt" fo:letter-spacing="normal" fo:font-style="normal" fo:font-weight="normal" fo:background-color="#ffff00" loext:char-shading-value="0"/>
    </style:style>
    <style:style style:name="T18" style:family="text">
      <style:text-properties officeooo:rsid="00283ec5"/>
    </style:style>
    <style:style style:name="T19" style:family="text">
      <style:text-properties officeooo:rsid="002b14fc"/>
    </style:style>
    <style:style style:name="T20" style:family="text">
      <style:text-properties officeooo:rsid="002cd5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exte n°1</text:p>
      <text:p text:style-name="P12"/>
      <text:p text:style-name="P22">Продавец: Добрый день!</text:p>
      <text:p text:style-name="P17">Le vendeur : Bonjour </text:p>
      <text:p text:style-name="P26">Могу я Вам чем-нибудь помочь? </text:p>
      <text:p text:style-name="P17">Puis-je vous aider à quelque chose ?</text:p>
      <text:p text:style-name="P26">Мужчина: Да.</text:p>
      <text:p text:style-name="P17">Le client ( l’homme ) : Oui</text:p>
      <text:p text:style-name="P26">Я бы хотел выбрать подарок для своей жены. </text:p>
      <text:p text:style-name="P17">Je voudrais trouver un présent pour mon épouse ( ma femme)</text:p>
      <text:p text:style-name="P26">Продавец: Вы ищите что-то конкретное или еще не решили, что будете дарить?</text:p>
      <text:p text:style-name="P29">Avez-vous en tête quelque chose de précis ou vous n’avez pas encore décidé ce que vous<text:span text:style-name="T9"> all</text:span>ez<text:span text:style-name="T9"> lui</text:span> offrir ?</text:p>
      <text:p text:style-name="P13"/>
      <text:p text:style-name="P12">Мужчина: <text:span text:style-name="T6">Я бы хотел подарить ожерелье.</text:span></text:p>
      <text:p text:style-name="P12"/>
      <text:p text:style-name="P18">Je voudrais offrir un collier.</text:p>
      <text:p text:style-name="P12"/>
      <text:p text:style-name="P12">Продавец: <text:span text:style-name="T6">Хорошо, посмотрите, пожалуйста, на эту витрину, здесь большой выбор.</text:span></text:p>
      <text:p text:style-name="P18">Bien, S’il vous plaît, jetez un œil à la vitrine, nous avons ici un très grand choix.</text:p>
      <text:p text:style-name="P12">Мужчина: Да-а.</text:p>
      <text:p text:style-name="P18">Oui, en en effet</text:p>
      <text:p text:style-name="P12"/>
      <text:p text:style-name="P12"><text:span text:style-name="T6">Мне понравилось вот это жемчужное ожерелье</text:span>. Продавец: Отличный выбор!</text:p>
      <text:p text:style-name="P12"/>
      <text:p text:style-name="P18">Ce collier de perles là me plaît</text:p>
      <text:p text:style-name="P18"/>
      <text:p text:style-name="P18">Excellent choix !</text:p>
      <text:p text:style-name="P14"/>
      <text:p text:style-name="P14">Поздравляю, ваша жена будет довольна. </text:p>
      <text:p text:style-name="P18">Je vous félicite, votre épouse sera contente</text:p>
      <text:p text:style-name="P15">Мужчина: Спасибо. Я его куплю.</text:p>
      <text:p text:style-name="P18">Merci, <text:span text:style-name="T1">je l’achète.</text:span></text:p>
      <text:p text:style-name="P12"/>
      <text:p text:style-name="P12"/>
      <text:p text:style-name="P1">Texte n°2</text:p>
      <text:p text:style-name="P1"/>
      <text:p text:style-name="P9">А) Олег очень рад зимнему отпуску.</text:p>
      <text:p text:style-name="P6">Aleg est très heureux de ses congés d’hiver.</text:p>
      <text:p text:style-name="P22">У него есть немного свободного времени зимой.</text:p>
      <text:p text:style-name="P19"><text:soft-page-break/>Il a beaucoup de temps ( libre ) en hiver</text:p>
      <text:p text:style-name="P22">Он может не работать две недели.</text:p>
      <text:p text:style-name="P28">Il peut ne pas travailler pendant deux semaines.</text:p>
      <text:p text:style-name="P22">Он хочет поехать в отпуск.</text:p>
      <text:p text:style-name="P19">Il veut partir en vacances</text:p>
      <text:p text:style-name="P12"><text:span text:style-name="T6">Но он не знает, куда поехать</text:span>.</text:p>
      <text:p text:style-name="P12"/>
      <text:p text:style-name="P19">Mais il ne sait pas où aller.</text:p>
      <text:p text:style-name="P22">Он хочет поехать во Францию.</text:p>
      <text:p text:style-name="P19">Il pense partir en France.</text:p>
      <text:p text:style-name="P22">Но во Францию-дорого.</text:p>
      <text:p text:style-name="P19">Mais partir en France ça coûte cher</text:p>
      <text:p text:style-name="P12"/>
      <text:p text:style-name="P22">Авиабилеты стоят дорого.</text:p>
      <text:p text:style-name="P12"/>
      <text:p text:style-name="P16"><text:span text:style-name="T4">Des</text:span><text:span text:style-name="T2"> billet</text:span><text:span text:style-name="T4">s</text:span><text:span text:style-name="T2"> d’avion c</text:span><text:span text:style-name="T4">oûtent cher.</text:span></text:p>
      <text:p text:style-name="P25">И Олег не говорит по-французски</text:p>
      <text:p text:style-name="P19">Et Oleg ne <text:span text:style-name="T4">parle pas F</text:span>rançais</text:p>
      <text:p text:style-name="P19"/>
      <text:p text:style-name="P22">Он решает учиться, копить деньги и остаться дома.</text:p>
      <text:p text:style-name="P12"/>
      <text:p text:style-name="P19">Il décide de l’apprendre, d’économiser son argent et de rester chez lui.</text:p>
      <text:p text:style-name="P1"/>
      <text:p text:style-name="P2">Texte n°3</text:p>
      <text:p text:style-name="P2"/>
      <text:p text:style-name="P8">Добрый день!</text:p>
      <text:p text:style-name="P7">Bonjour,</text:p>
      <text:p text:style-name="P23">Меня зовут Светлана. Я попросила риэлтора подобрать мне квартиру.</text:p>
      <text:p text:style-name="P20">Je m’appelle Svetellena et j’ai demandé à un agent immobilier de me trouver des appartements</text:p>
      <text:p text:style-name="P23"><text:s/>Я посмотрела три квартиры.</text:p>
      <text:p text:style-name="P20">J’ai vu 3 appartements.</text:p>
      <text:p text:style-name="P23">Одну в районе ВДНХ</text:p>
      <text:p text:style-name="P20">Un dans dans l<text:span text:style-name="T3">e secteur de</text:span> VD<text:span text:style-name="T3">N</text:span>K, un autre dans <text:span text:style-name="T3">celui de</text:span> Loubiank et enfin un autre <text:span text:style-name="T3">dans le secteur de l’étang Tchisti.</text:span></text:p>
      <text:p text:style-name="P24">одну в районе Лубянки и одну в районе Чистых прудов. </text:p>
      <text:p text:style-name="P21">Les appartements de Tchiisti et de VDNK m’ont plu.</text:p>
      <text:p text:style-name="P24">Мне понравились квартиры в районе Чистых прудов и ВДНХ.</text:p>
      <text:p text:style-name="P24">Они расположены сразу возле парка. </text:p>
      <text:p text:style-name="P27">Ils donnent directement au park.</text:p>
      <text:p text:style-name="P24">Особенно хороша квартира в районе Чистых прудов.</text:p>
      <text:p text:style-name="P27"><text:soft-page-break/>Surtout le très bel appartement du secteur de l'étang Tchisti</text:p>
      <text:p text:style-name="P24"><text:s/>В этом районе находятся несколько хороших ресторанов. </text:p>
      <text:p text:style-name="P27">Et dans ce secteur on trouve un certain nombre de bons restaurants.</text:p>
      <text:p text:style-name="P24">Напротив квартиры расположен банк.</text:p>
      <text:p text:style-name="P27">une banque est situé<text:span text:style-name="T5">e</text:span> en face des appartements.</text:p>
      <text:p text:style-name="P3"/>
      <text:p text:style-name="P4">Texte n°4</text:p>
      <text:p text:style-name="P4"/>
      <text:p text:style-name="P10">А) Яков работает в офисе. <text:s text:c="12"/><text:span text:style-name="T10">Jacob</text:span> travaille dans un bureau</text:p>
      <text:p text:style-name="P12">Он очень занят каждый день.<text:span text:style-name="T9"> <text:s text:c="8"/>Chaque jour il est très occupé</text:span></text:p>
      <text:p text:style-name="P12">У него много <text:span text:style-name="T6">встреч</text:span> с его <text:span text:style-name="T6">заказчиками</text:span>.<text:span text:style-name="T9"> <text:s/>Il a beaucoup de réunions avec ces clients.</text:span></text:p>
      <text:p text:style-name="P12">Якову не нравятся эти встречи.<text:span text:style-name="T9"> <text:s text:c="14"/></text:span><text:span text:style-name="T10">Jacob</text:span><text:span text:style-name="T9"> n'aime pas ces réunions</text:span></text:p>
      <text:p text:style-name="P12">Он думает, что они очень <text:span text:style-name="T6">скучные.</text:span><text:span text:style-name="T7"> </text:span><text:span text:style-name="T9"><text:s text:c="10"/>Il les trouve très ennuyeuses </text:span></text:p>
      <text:p text:style-name="P12"><text:span text:style-name="T6">Некоторые</text:span> клиенты <text:span text:style-name="T6">дружелюбны</text:span> к Якову.<text:span text:style-name="T9"> <text:s/>Certains clients sont amicaux avec Yakov.</text:span></text:p>
      <text:p text:style-name="P12">Некоторые клиенты, <text:span text:style-name="T6">однако</text:span>, не особо приятны.<text:span text:style-name="T9"> </text:span><text:span text:style-name="T11">Cependant certains clients ne sont pas agréables.</text:span></text:p>
      <text:p text:style-name="P12">У Якова <text:span text:style-name="T6">долгие</text:span> <text:span text:style-name="T6">обеденные</text:span> <text:span text:style-name="T6">перерывы</text:span>.<text:span text:style-name="T11"> <text:s text:c="2"/>Jacob a de longues pauses déjeuners. </text:span></text:p>
      <text:p text:style-name="P12">Он может пойти домой в пять часов.<text:span text:style-name="T10"> <text:s text:c="6"/>Il peut rentrer chez lui à cinq heures.</text:span></text:p>
      <text:p text:style-name="P12">Он ждёт каждый день пяти часов, <text:span text:style-name="T6">чтобы</text:span> <text:span text:style-name="T6">уйти</text:span>.<text:span text:style-name="T10"> Il attend chaque jour </text:span><text:span text:style-name="T11">cinq heures pour s'en aller.</text:span></text:p>
      <text:p text:style-name="P10">Б) Я работаю в офисе.<text:span text:style-name="T12"> <text:s text:c="4"/>Je travaille dans un bureau</text:span></text:p>
      <text:p text:style-name="P12">Я очень занят каждый день.<text:span text:style-name="T12"> <text:s/>Chaque jour je suis très occupé</text:span></text:p>
      <text:p text:style-name="P12">У меня много встреч с моими заказчиками.<text:span text:style-name="T12"> J'ai de nombreuses réunions avec mes clients.</text:span></text:p>
      <text:p text:style-name="P12">Мне не нравятся эти встречи.<text:span text:style-name="T12"> <text:s/>Je n'apprécie pas ces réunions</text:span></text:p>
      <text:p text:style-name="P12">Я думаю, что они очень скучные.<text:span text:style-name="T12"> Je pense qu'elles sont ennuyeuses</text:span></text:p>
      <text:p text:style-name="P12">Некоторые клиенты дружелюбны ко мне.<text:span text:style-name="T12"> Certains clients sont amicaux avec moi/</text:span></text:p>
      <text:p text:style-name="P12">Однако, некоторые клиенты не особо приятные.<text:span text:style-name="T12"> Cependant clients ne sont <text:s/>pas agréables</text:span></text:p>
      <text:p text:style-name="P12">У меня долгие обеденные перерывы.<text:span text:style-name="T12"> J'ai de longues pauses déjeuners</text:span></text:p>
      <text:p text:style-name="P12">Я могу пойти домой в пять часов.<text:span text:style-name="T12"> Je peux partir chez moi à 5 heures</text:span></text:p>
      <text:p text:style-name="P12">Я жду каждый день пяти часов, чтобы уйти.<text:span text:style-name="T12"> Chaque jour j'attends 5 heures pour m'en aller</text:span></text:p>
      <text:p text:style-name="P12">Вопросы:</text:p>
      <text:p text:style-name="P12">1) Яков работает в офисе.</text:p>
      <text:p text:style-name="P12">Яков работает в школе?</text:p>
      <text:p text:style-name="P12">Нет, Яков работает в офисе.</text:p>
      <text:p text:style-name="P12">2) Яков очень занят каждый день.</text:p>
      <text:p text:style-name="P12">Яков очень занят?</text:p>
      <text:p text:style-name="P12">Да, Яков очень занят каждый день.</text:p>
      <text:p text:style-name="P12">3) У Якова много встреч с его заказчиками.</text:p>
      <text:p text:style-name="P12">У Якова мало встреч?</text:p>
      <text:p text:style-name="P12">Нет, у Якова много встреч с его заказчиками.</text:p>
      <text:p text:style-name="P12">4) Яков думает, что встречи скучные.</text:p>
      <text:p text:style-name="P12">Яков думает, что встречи скучные?</text:p>
      <text:p text:style-name="P12"><text:soft-page-break/>Да, Яков думает, что встречи скучные.</text:p>
      <text:p text:style-name="P12">5) Некоторые клиенты дружелюбны.</text:p>
      <text:p text:style-name="P12">Все ли клиенты дружелюбны?</text:p>
      <text:p text:style-name="P12">Нет, некоторые клиенты дружелюбны.</text:p>
      <text:p text:style-name="P12">6) У Якова долгие обеденные перерывы.</text:p>
      <text:p text:style-name="P12">У Якова короткие обеденные перерывы?</text:p>
      <text:p text:style-name="P12">Нет, у него не короткие перерывы.</text:p>
      <text:p text:style-name="P12">У него долгие обеденные перерывы.</text:p>
      <text:p text:style-name="P12">7) Яков может пойти домой в пять часов.</text:p>
      <text:p text:style-name="P12">Яков может пойти домой в четыре часа?</text:p>
      <text:p text:style-name="P12">Нет, он может пойти домой в пять часов.</text:p>
      <text:p text:style-name="P5">Texte n°5</text:p>
      <text:p text:style-name="P5"/>
      <text:p text:style-name="P11"><text:span text:style-name="T8">А) Карине скучно на работе и дома.</text:span> <text:s/>Karine s'ennuie au travail et à la maison </text:p>
      <text:p text:style-name="P30"><text:span text:style-name="T17">Она делает одно и то же каждый день</text:span><text:span text:style-name="T15">.</text:span><text:span text:style-name="T16"> </text:span><text:span text:style-name="T14">Elle fait la même chose tous les jours.</text:span> </text:p>
      <text:p text:style-name="P12"><text:span text:style-name="T8">Она хочет новое хобби</text:span>.<text:span text:style-name="T13"> Elle veut un nouveau passe-temps</text:span></text:p>
      <text:p text:style-name="P41">Вначале, она пытается готовить,но её пища - невкусная.<text:span text:style-name="T18"> </text:span></text:p>
      <text:p text:style-name="P42">Au début, elle s'essaie à la cuisine, mais ses plats sont sans saveurs</text:p>
      <text:p text:style-name="P41">Затем она пытается заниматься плаванием.</text:p>
      <text:p text:style-name="P46">Puis elle essaie de pratiquer la natation </text:p>
      <text:p text:style-name="P12"><text:span text:style-name="T8">Но она боится воды.</text:span><text:span text:style-name="T18"> Mais elle a peur de l'eau</text:span></text:p>
      <text:p text:style-name="P44">Карина идёт домой и видит магазин домашних животных.<text:span text:style-name="T18"> </text:span></text:p>
      <text:p text:style-name="P44"><text:span text:style-name="T18">Elle rentre chez elle e vit un magasin d'animaux domestiques.</text:span></text:p>
      <text:p text:style-name="P44">В магазине домашних животных она видит кошку!</text:p>
      <text:p text:style-name="P44"><text:span text:style-name="T18">Dans le magasin d'animaux domestique, elle vit un chat.</text:span></text:p>
      <text:p text:style-name="P12">Карина покупает кошку, и теперь она -счастливая.</text:p>
      <text:p text:style-name="P31">Elle acheta le chat et aujourd'hui </text:p>
      <text:p text:style-name="P31"/>
      <text:p text:style-name="P48">Б) Мне скучно на работе и дома. Я делаю одно и то же каждый день.</text:p>
      <text:p text:style-name="P49">Je m'ennuie au travail et <text:span text:style-name="T19">à la maison, je fais chaque jour la même chose.</text:span></text:p>
      <text:p text:style-name="P48"/>
      <text:p text:style-name="P12">Я хочу новое хобби.</text:p>
      <text:p text:style-name="P47">je veux un nouveau passe-temps</text:p>
      <text:p text:style-name="P12"/>
      <text:p text:style-name="P12">Я пытаюсь научиться готовить в первую очередь.</text:p>
      <text:p text:style-name="P47">j'essaie d'apprendre à cuisiner en premier.</text:p>
      <text:p text:style-name="P12"/>
      <text:p text:style-name="P12">Вначале, я пытаюсь готовить,но моя пища - невкусная.</text:p>
      <text:p text:style-name="P47">Au début, je tente de cuisiner, mais ma production alimentaire est sans saveur.</text:p>
      <text:p text:style-name="P12"/>
      <text:p text:style-name="P12"><text:soft-page-break/>Затем я пытаюсь заниматься плаванием.</text:p>
      <text:p text:style-name="P47">ensuite j'essaie la natation </text:p>
      <text:p text:style-name="P12">Но я боюсь воды.</text:p>
      <text:p text:style-name="P47">Mais j'ai peur de l'eau</text:p>
      <text:p text:style-name="P12">Я иду домой и вижу магазин домашних животных.</text:p>
      <text:p text:style-name="P47">Je rentre chez moi et je vis un magasin d'animaux domestiques</text:p>
      <text:p text:style-name="P12"/>
      <text:p text:style-name="P12">В магазине домашних животных я вижу кошку!</text:p>
      <text:p text:style-name="P47">Dans le magasin d'animaux domestiques je vois un chat</text:p>
      <text:p text:style-name="P12"/>
      <text:p text:style-name="P12">Я покупаю кошку, и теперь счастливая.</text:p>
      <text:p text:style-name="P47">j'ai acheté le chat et maintemant <text:span text:style-name="T20">je suis heureuse.</text:span></text:p>
      <text:p text:style-name="P12">Вопросы:</text:p>
      <text:p text:style-name="P12">1) Карине скучно на работе и дома.<text:span text:style-name="T20"> <text:s/>Karine s'ennuie au travail et à la maison</text:span></text:p>
      <text:p text:style-name="P12">Карина счастлива на работе?<text:span text:style-name="T20"> Karine est-elle heureuse au travail</text:span></text:p>
      <text:p text:style-name="P12">Нет, Карина на работе несчастна.<text:span text:style-name="T20"> <text:s/>Non elle n'est pas heureuse.</text:span></text:p>
      <text:p text:style-name="P12">Она скучает на работе и дома.<text:span text:style-name="T20"> Elle s'ennuie au travail et à la maison</text:span></text:p>
      <text:p text:style-name="P12">2) Карина делает одно и то же каждый день.<text:span text:style-name="T20"> Karine fait la même chose chaque jour.</text:span></text:p>
      <text:p text:style-name="P12">Карина делает много нового?<text:span text:style-name="T20"> <text:s/>Karine fait-elle beaucoup de nouvelles choses ?</text:span></text:p>
      <text:p text:style-name="P45">Нет, Карина делает одно и то же каждый день.<text:span text:style-name="T20"> <text:s/>Non, Karine fait la même chose chaque jour.</text:span></text:p>
      <text:p text:style-name="P12">3) Карина хочет новое хобби.<text:span text:style-name="T20"> Karine veut un nouveau passe-temps</text:span></text:p>
      <text:p text:style-name="P45">Карина хочет новое хобби?<text:span text:style-name="T20"> Karine veut-elle un nouveau passe-temps ?</text:span></text:p>
      <text:p text:style-name="P45">Да, Карина хочет новое хобби.<text:span text:style-name="T20"> Oui, Karine veut un nouveau passe-temps</text:span></text:p>
      <text:p text:style-name="P12">4) Пища Карины - невкусная.<text:span text:style-name="T20"> Le plat de Karine est sans saveur</text:span></text:p>
      <text:p text:style-name="P12">Карина хороший повар?<text:span text:style-name="T20"> Karine est-elle un bonne cuisinière ?</text:span></text:p>
      <text:p text:style-name="P12">Нет, Карина не хороший повар.<text:span text:style-name="T20">Non elle n'est pas une bonne cuisinière</text:span></text:p>
      <text:p text:style-name="P12">Её пища - невкусная.<text:span text:style-name="T20"> Son plat est sans saveur</text:span></text:p>
      <text:p text:style-name="P12">5) Карина боится воды.<text:span text:style-name="T20"> Karine a peur de l'eau</text:span></text:p>
      <text:p text:style-name="P12">Карина любит плавать?<text:span text:style-name="T20"> Karine aime-t-elle nager ?</text:span></text:p>
      <text:p text:style-name="P12">Нет, Карина не любит плавать.<text:span text:style-name="T20"> Non elle n'aime pas nager</text:span></text:p>
      <text:p text:style-name="P12">Она боится воды.</text:p>
      <text:p text:style-name="P12">6) Карина видит кошку в магазине домашних животных.</text:p>
      <text:p text:style-name="P12">Карина видит кошку в магазине?</text:p>
      <text:p text:style-name="P12">Да, Карина видит кошку в магазине домашних животных.</text:p>
      <text:p text:style-name="P12">7) Карина покупает кошку из магазина домашних животных.</text:p>
      <text:p text:style-name="P12">Карина покупает кошку?</text:p>
      <text:p text:style-name="P12">Да, Карина покупает кошку из магазина домашних животных.</text:p>
      <text:p text:style-name="P12">8) Карина теперь очень счастливая , потому что у неё есть кошка.</text:p>
      <text:p text:style-name="P12">Карине скучно сейчас?</text:p>
      <text:p text:style-name="P12"><text:soft-page-break/>Нет, Карине не скучно.<text:span text:style-name="T20"> Elle ne s'ennuie pas </text:span></text:p>
      <text:p text:style-name="P12">Она теперь очень счастливая , потому что у неё есть кошка.</text:p>
      <text:p text:style-name="P32">Elle est maintemant très heureuse car elle un chat</text:p>
      <text:p text:style-name="P32"/>
      <text:p text:style-name="P33">Texte n°6</text:p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Tahoma, Meiryo, sans-serif"/>
    <style:font-face style:name="Roboto" svg:font-family="Roboto, Arial, sans-serif"/>
    <style:font-face style:name="bariol regularregular" svg:font-family="'bariol regularregular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7T15:43:02.324000000</meta:creation-date>
    <dc:date>2021-07-29T08:38:13.146000000</dc:date>
    <meta:editing-duration>PT6H6M54S</meta:editing-duration>
    <meta:editing-cycles>13</meta:editing-cycles>
    <meta:generator>LibreOffice/7.0.6.2$Windows_X86_64 LibreOffice_project/144abb84a525d8e30c9dbbefa69cbbf2d8d4ae3b</meta:generator>
    <meta:document-statistic meta:table-count="0" meta:image-count="0" meta:object-count="0" meta:page-count="6" meta:paragraph-count="173" meta:word-count="1365" meta:character-count="7992" meta:non-whitespace-character-count="6715"/>
  </office:meta>
</office:document-meta>
</file>